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0.462cm" fo:min-width="0.21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fill-color="#ffffff" draw:textarea-horizontal-align="justify" draw:textarea-vertical-align="top" draw:auto-grow-height="false" fo:min-height="3.129cm" fo:min-width="6.181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224cm" fo:min-width="4.197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767cm" fo:min-width="1.517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end="Arrow" draw:marker-end-width="0.356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fill="none" draw:fill-color="#ffffff" draw:textarea-horizontal-align="justify" draw:textarea-vertical-align="middle" draw:auto-grow-height="false" fo:min-height="0.97cm" fo:min-width="4.14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138cm" fo:min-width="2.324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407cm" fo:min-width="4.031cm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762cm" svg:height="0.762cm" svg:x="5.993cm" svg:y="9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731cm" svg:height="3.429cm" svg:x="10.478cm" svg:y="9.695cm">
          <text:p text:style-name="P2">VeriFas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47cm" svg:height="1.524cm" svg:x="11.446cm" svg:y="10.938cm">
          <text:p text:style-name="P2">Subset pars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731cm" svg:height="3.429cm" svg:x="1.421cm" svg:y="9.695cm">
          <text:p text:style-name="P2">GC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47cm" svg:height="1.524cm" svg:x="2.389cm" svg:y="10.938cm">
          <text:p text:style-name="P2">C99 pars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921cm" svg:height="2.921cm" svg:x="12.392cm" svg:y="14.9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" draw:text-style-name="P3" draw:layer="layout" draw:type="curve" svg:x1="4.786cm" svg:y1="13.124cm" svg:x2="12.392cm" svg:y2="16.363cm" draw:start-shape="id1" draw:start-glue-point="2" draw:end-shape="id2" draw:end-glue-point="6" svg:d="M4786 13124c0 2160 2535 3239 7606 3239" svg:viewBox="0 0 7607 3240">
          <text:p/>
        </draw:connector>
        <draw:custom-shape draw:style-name="gr6" draw:text-style-name="P3" draw:layer="layout" svg:width="4.699cm" svg:height="1.27cm" svg:x="5.558cm" svg:y="14.167cm">
          <text:p text:style-name="P2">Compile error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4.064cm" svg:height="2.032cm" svg:x="1.324cm" svg:y="15.71cm">
          <text:p text:style-name="P2">ELF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4.786cm" svg:y1="13.124cm" svg:x2="4.793cm" svg:y2="16.007cm" draw:start-shape="id1" draw:start-glue-point="2" draw:end-shape="id3" draw:end-glue-point="11" svg:d="M4786 13124c0 1939 7 498 7 2883" svg:viewBox="0 0 8 2884">
          <text:p/>
        </draw:connector>
        <draw:custom-shape draw:style-name="gr6" draw:text-style-name="P3" draw:layer="layout" svg:width="4.699cm" svg:height="1.27cm" svg:x="0.958cm" svg:y="14.167cm">
          <text:p text:style-name="P2">Compil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3.843cm" svg:y1="13.124cm" svg:x2="13.853cm" svg:y2="14.902cm" draw:start-shape="id4" draw:start-glue-point="2" draw:end-shape="id2" draw:end-glue-point="4" svg:d="M13843 13124c0 1332 10 443 10 1778" svg:viewBox="0 0 11 1779">
          <text:p/>
        </draw:connector>
        <draw:custom-shape draw:style-name="gr6" draw:text-style-name="P3" draw:layer="layout" svg:width="4.699cm" svg:height="1.27cm" svg:x="10.438cm" svg:y="13.378cm">
          <text:p text:style-name="P2">Verify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6.477cm" svg:height="2.413cm" svg:x="9.451cm" svg:y="5.569cm">
          <text:p text:style-name="P2">verified.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6.477cm" svg:height="2.413cm" svg:x="1.548cm" svg:y="5.596cm">
          <text:p text:style-name="P2">main.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10.399cm" svg:y1="7.629cm" svg:x2="6.374cm" svg:y2="9.722cm" draw:start-shape="id5" draw:start-glue-point="7" draw:end-shape="id6" draw:end-glue-point="0" svg:d="M10399 7629c0 1834-4025 788-4025 2093" svg:viewBox="0 0 4026 2094">
          <text:p/>
        </draw:connector>
        <draw:connector draw:style-name="gr5" draw:text-style-name="P3" draw:layer="layout" draw:type="curve" svg:x1="4.786cm" svg:y1="8.009cm" svg:x2="4.786cm" svg:y2="9.695cm" draw:start-shape="id7" draw:end-shape="id1" svg:d="M4786 8009v1686" svg:viewBox="0 0 1 1687">
          <text:p/>
        </draw:connector>
        <draw:custom-shape draw:style-name="gr8" draw:text-style-name="P1" draw:layer="layout" svg:width="6.477cm" svg:height="2.413cm" svg:x="1.818cm" svg:y="1.632cm">
          <text:p text:style-name="P2">Original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xml:id="id8" draw:id="id8" draw:layer="layout" svg:width="6.477cm" svg:height="2.413cm" svg:x="1.564cm" svg:y="1.505cm">
          <text:p text:style-name="P2">Original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6.477cm" svg:height="2.413cm" svg:x="1.256cm" svg:y="1.378cm">
          <text:p text:style-name="P2">Original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6.477cm" svg:height="2.413cm" svg:x="9.764cm" svg:y="1.706cm">
          <text:p text:style-name="P2">Original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" draw:id="id9" draw:layer="layout" svg:width="6.477cm" svg:height="2.413cm" svg:x="9.51cm" svg:y="1.579cm">
          <text:p text:style-name="P2">Original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477cm" svg:height="2.413cm" svg:x="9.202cm" svg:y="1.452cm">
          <text:p text:style-name="P2">Pseud</text:p>
          <text:p text:style-name="P2">C h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svg:x1="4.803cm" svg:y1="3.918cm" svg:x2="4.786cm" svg:y2="5.596cm" draw:start-shape="id8" draw:start-glue-point="8" draw:end-shape="id7" svg:d="M4803 3918c0 1258-17 420-17 1678" svg:viewBox="0 0 18 1679">
          <text:p/>
        </draw:connector>
        <draw:connector draw:style-name="gr5" draw:text-style-name="P3" draw:layer="layout" draw:type="curve" svg:x1="12.749cm" svg:y1="3.992cm" svg:x2="12.689cm" svg:y2="5.569cm" draw:start-shape="id9" draw:start-glue-point="8" draw:end-shape="id5" svg:d="M12749 3992c0 1182-60 394-60 1577" svg:viewBox="0 0 61 1578">
          <text:p/>
        </draw:connector>
        <draw:connector draw:style-name="gr5" draw:text-style-name="P3" draw:layer="layout" draw:type="curve" draw:line-skew="2.917cm" svg:x1="14.886cm" svg:y1="15.329cm" svg:x2="15.987cm" svg:y2="2.786cm" draw:start-shape="id2" draw:start-glue-point="11" draw:end-shape="id9" draw:end-glue-point="10" svg:d="M14886 15329c6816 0 6265-12543 1101-12543" svg:viewBox="0 0 5046 12544">
          <text:p/>
        </draw:connector>
        <draw:connector draw:style-name="gr5" draw:text-style-name="P3" draw:layer="layout" draw:type="curve" draw:line-skew="1.589cm" svg:x1="14.886cm" svg:y1="15.329cm" svg:x2="15.928cm" svg:y2="6.776cm" draw:start-shape="id2" draw:start-glue-point="11" draw:end-shape="id5" draw:end-glue-point="10" svg:d="M14886 15329c4735 0 4214-8553 1042-8553" svg:viewBox="0 0 3490 8554">
          <text:p/>
        </draw:connector>
        <draw:custom-shape draw:style-name="gr6" draw:text-style-name="P3" draw:layer="layout" svg:width="4.699cm" svg:height="1.27cm" draw:transform="skewX (0.0141371669411541) translate (19.238cm 8.378cm)">
          <text:p text:style-name="P2">Inject</text:p>
          <text:p text:style-name="P2">asser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14:49:51.901294441</meta:creation-date>
    <dc:date>2017-06-10T15:10:10.174627741</dc:date>
    <meta:editing-duration>PT20M6S</meta:editing-duration>
    <meta:editing-cycles>25</meta:editing-cycles>
    <meta:generator>LibreOffice/5.2.7.2$Linux_X86_64 LibreOffice_project/20m0$Build-2</meta:generator>
    <meta:document-statistic meta:object-count="28"/>
  </office:meta>
</office:document-meta>
</file>